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81d41a" draw:opacity="100%" draw:opacity-name="Transparency_20_1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gradient" draw:fill-color="#ffffff" draw:fill-gradient-name="Gradient_20_6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81d41a" draw:marker-end="Arrowheads_20_3" draw:marker-end-width="0.3cm" draw:fill="none" draw:fill-color="#ffffff" draw:textarea-vertical-align="middle" loext:decorative="false"/>
    </style:style>
    <style:style style:name="gr5" style:family="graphic" style:parent-style-name="objectwithoutfill">
      <style:graphic-properties svg:stroke-color="#81d41a" draw:marker-end="Arrowheads_20_4" draw:marker-end-width="0.3cm" draw:fill="none" draw:fill-color="#ffffff" draw:textarea-vertical-align="middle" loext:decorative="false"/>
    </style:style>
    <style:style style:name="gr6" style:family="graphic" style:parent-style-name="objectwithoutfill">
      <style:graphic-properties svg:stroke-color="#3465a4" draw:marker-end="Arrowheads_20_4" draw:marker-end-width="0.3cm" draw:fill="none" draw:fill-color="#ffffff" draw:textarea-vertical-align="middle" loext:decorative="false"/>
    </style:style>
    <style:style style:name="gr7" style:family="graphic" style:parent-style-name="objectwithoutfill">
      <style:graphic-properties svg:stroke-color="#f10d0c" draw:marker-end="Arrowheads_20_3" draw:marker-end-width="0.3cm" draw:fill="none" draw:fill-color="#ffffff" draw:textarea-vertical-align="middle" loext:decorative="false"/>
    </style:style>
    <style:style style:name="gr8" style:family="graphic" style:parent-style-name="objectwithoutfill">
      <style:graphic-properties svg:stroke-color="#ff0000"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3465a4" draw:marker-end="Arrowheads_20_8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="gradient" draw:fill-color="#ffffff" draw:fill-gradient-name="Gradient_20_12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ff0000" loext:fill-use-slide-background="false" draw:opacity="100%" draw:opacity-name="Transparency_20_1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gradient" draw:fill-color="#ffffff" draw:fill-gradient-name="Gradient_20_43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81d41a" draw:opacity="100%" draw:opacity-name="Transparency_20_1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ff0000"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81d41a" draw:marker-end="Arrowheads_20_11" draw:marker-end-width="0.3cm" draw:fill="none" draw:fill-color="#ffffff" draw:textarea-vertical-align="middle" loext:decorative="false"/>
    </style:style>
    <style:style style:name="gr17" style:family="graphic" style:parent-style-name="objectwithoutfill">
      <style:graphic-properties svg:stroke-color="#81d41a" draw:marker-end="Arrowheads_20_12" draw:marker-end-width="0.3cm" draw:fill="none" draw:fill-color="#ffffff" draw:textarea-vertical-align="middle" loext:decorative="false"/>
    </style:style>
    <style:style style:name="gr18" style:family="graphic" style:parent-style-name="objectwithoutfill">
      <style:graphic-properties svg:stroke-color="#81d41a" draw:marker-end="Arrowheads_20_13" draw:marker-end-width="0.3cm" draw:fill="none" draw:fill-color="#ffffff" draw:textarea-vertical-align="middle" loext:decorative="false"/>
    </style:style>
    <style:style style:name="gr19" style:family="graphic" style:parent-style-name="standard">
      <style:graphic-properties svg:stroke-color="#000000" draw:fill="gradient" draw:fill-color="#ffffff" draw:fill-gradient-name="Gradient_20_28" draw:opacity="100%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4" draw:marker-end-width="0.3cm" draw:fill="none" draw:fill-color="#ffffff" draw:textarea-vertical-align="middle" loext:decorative="false"/>
    </style:style>
    <style:style style:name="gr21" style:family="graphic" style:parent-style-name="objectwithoutfill">
      <style:graphic-properties svg:stroke-color="#2a6099" draw:marker-end="Arrowheads_20_15" draw:marker-end-width="0.3cm" draw:fill="none" draw:fill-color="#ffffff" draw:textarea-vertical-align="middle" loext:decorative="false"/>
    </style:style>
    <style:style style:name="gr22" style:family="graphic" style:parent-style-name="objectwithoutfill">
      <style:graphic-properties svg:stroke-color="#81d41a" draw:marker-end="Arrowheads_20_17" draw:marker-end-width="0.3cm" draw:fill="none" draw:fill-color="#ffffff" draw:textarea-vertical-align="middle" loext:decorative="false"/>
    </style:style>
    <style:style style:name="gr23" style:family="graphic" style:parent-style-name="standard">
      <style:graphic-properties svg:stroke-color="#000000" draw:fill="solid" draw:fill-color="#81d41a" draw:opacity="100%" draw:opacity-name="Transparency_20_1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gradient" draw:fill-color="#ffffff" draw:fill-gradient-name="Gradient_20_37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gradient" draw:fill-color="#ffffff" draw:fill-gradient-name="Gradient_20_55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ff0000" draw:opacity="100%" draw:opacity-name="Transparency_20_1" draw:textarea-horizontal-align="justify" draw:textarea-vertical-align="middle" draw:auto-grow-height="false" fo:min-height="0.428cm" fo:min-width="1.428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color="#ff4000" draw:marker-end="Arrowheads_20_18" draw:marker-end-width="0.3cm" draw:fill="none" draw:fill-color="#ffffff" draw:textarea-vertical-align="middle" loext:decorative="false"/>
    </style:style>
    <style:style style:name="gr28" style:family="graphic" style:parent-style-name="objectwithoutfill">
      <style:graphic-properties svg:stroke-color="#2a6099" draw:marker-end="Arrowheads_20_19" draw:marker-end-width="0.3cm" draw:fill="none" draw:fill-color="#ffffff" draw:textarea-vertical-align="middle" loext:decorative="false"/>
    </style:style>
    <style:style style:name="gr29" style:family="graphic" style:parent-style-name="objectwithoutfill">
      <style:graphic-properties svg:stroke-color="#81d41a" draw:marker-end="Arrowheads_20_20" draw:marker-end-width="0.3cm" draw:fill="none" draw:fill-color="#ffffff" draw:textarea-vertical-align="middle" loext:decorative="false"/>
    </style:style>
    <style:style style:name="gr30" style:family="graphic" style:parent-style-name="objectwithoutfill">
      <style:graphic-properties svg:stroke-color="#2a6099" draw:marker-end="Arrowheads_20_24" draw:marker-end-width="0.3cm" draw:fill="none" draw:fill-color="#ffffff" draw:textarea-vertical-align="middle" loext:decorative="false"/>
    </style:style>
    <style:style style:name="gr31" style:family="graphic" style:parent-style-name="objectwithoutfill">
      <style:graphic-properties svg:stroke-color="#81d41a" draw:marker-end="Arrowheads_20_32" draw:marker-end-width="0.3cm" draw:fill="none" draw:fill-color="#ffffff" draw:textarea-vertical-align="middle" loext:decorative="false"/>
    </style:style>
    <style:style style:name="gr32" style:family="graphic" style:parent-style-name="objectwithoutfill">
      <style:graphic-properties svg:stroke-color="#ff0000" draw:marker-end="Arrowheads_20_33" draw:marker-end-width="0.3cm" draw:fill="none" draw:fill-color="#ffffff" draw:textarea-vertical-align="middle" loext:decorative="false"/>
    </style:style>
    <style:style style:name="gr33" style:family="graphic" style:parent-style-name="objectwithoutfill">
      <style:graphic-properties svg:stroke-color="#ff0000" draw:marker-end="Arrowheads_20_34" draw:marker-end-width="0.3cm" draw:fill="none" draw:textarea-vertical-align="middle" loext:decorative="false"/>
    </style:style>
    <style:style style:name="gr34" style:family="graphic" style:parent-style-name="objectwithoutfill">
      <style:graphic-properties svg:stroke-color="#2a6099" draw:marker-end="Arrowheads_20_3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81d41a" draw:opacity="100%" draw:opacity-name="Transparency_20_1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gradient" draw:fill-color="#ffffff" draw:fill-gradient-name="Gradient_20_6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8" style:family="paragraph">
      <loext:graphic-properties draw:fill="gradient" draw:fill-color="#ffffff" draw:fill-gradient-name="Gradient_20_12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9" style:family="paragraph">
      <loext:graphic-properties draw:fill="solid" draw:fill-color="#ff0000" draw:opacity="100%" draw:opacity-name="Transparency_20_1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="gradient" draw:fill-color="#ffffff" draw:fill-gradient-name="Gradient_20_43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2" style:family="paragraph">
      <loext:graphic-properties draw:fill-color="#81d41a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14" style:family="paragraph">
      <loext:graphic-properties draw:fill="gradient" draw:fill-color="#ffffff" draw:fill-gradient-name="Gradient_20_28" draw:opacity="100%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15" style:family="paragraph">
      <loext:graphic-properties draw:fill="solid" draw:fill-color="#81d41a" draw:opacity="100%" draw:opacity-name="Transparency_20_1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gradient" draw:fill-color="#ffffff" draw:fill-gradient-name="Gradient_20_37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7" style:family="paragraph">
      <loext:graphic-properties draw:fill="gradient" draw:fill-color="#ffffff" draw:fill-gradient-name="Gradient_20_55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0000" draw:opacity="100%" draw:opacity-name="Transparency_20_1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0.75cm" svg:x="9.65cm" svg:y="25.224cm">
          <text:p text:style-name="P1"><text:span text:style-name="T1">000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7.299cm" svg:y="27.624cm">
          <text:p text:style-name="P1"><text:span text:style-name="T1">000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11.901cm" svg:y="27.624cm">
          <text:p text:style-name="P1"><text:span text:style-name="T1">000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6.1cm" svg:y="29.924cm">
          <text:p text:style-name="P1"><text:span text:style-name="T1">0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8.302cm" svg:y="29.927cm">
          <text:p text:style-name="P1"><text:span text:style-name="T1">100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10.7cm" svg:y="29.924cm">
          <text:p text:style-name="P1"><text:span text:style-name="T1">100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cm" svg:height="0.75cm" svg:x="14.101cm" svg:y="29.925cm">
          <text:p text:style-name="P1"><text:span text:style-name="T1">00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.6cm" svg:y1="28.474cm" svg:x2="11.85cm" svg:y2="29.724cm">
          <text:p/>
        </draw:line>
        <draw:line draw:style-name="gr5" draw:text-style-name="P5" draw:layer="layout" svg:x1="8.45cm" svg:y1="28.474cm" svg:x2="9.1cm" svg:y2="29.724cm">
          <text:p/>
        </draw:line>
        <draw:line draw:style-name="gr6" draw:text-style-name="P5" draw:layer="layout" svg:x1="13.7cm" svg:y1="28.474cm" svg:x2="14.45cm" svg:y2="29.824cm">
          <text:p/>
        </draw:line>
        <draw:line draw:style-name="gr7" draw:text-style-name="P5" draw:layer="layout" svg:x1="8.025cm" svg:y1="28.474cm" svg:x2="7.275cm" svg:y2="29.724cm">
          <text:p/>
        </draw:line>
        <draw:line draw:style-name="gr8" draw:text-style-name="P6" draw:layer="layout" svg:x1="9.95cm" svg:y1="26.074cm" svg:x2="8.2cm" svg:y2="27.574cm">
          <text:p/>
        </draw:line>
        <draw:line draw:style-name="gr9" draw:text-style-name="P6" draw:layer="layout" svg:x1="11.25cm" svg:y1="26.074cm" svg:x2="13cm" svg:y2="27.574cm">
          <text:p/>
        </draw:line>
        <draw:custom-shape draw:style-name="gr1" draw:text-style-name="P2" draw:layer="layout" svg:width="2cm" svg:height="0.75cm" svg:x="18.751cm" svg:y="25.225cm">
          <text:p text:style-name="P1"><text:span text:style-name="T1">0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16.4cm" svg:y="27.625cm">
          <text:p text:style-name="P1"><text:span text:style-name="T1">000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21.002cm" svg:y="27.625cm">
          <text:p text:style-name="P1"><text:span text:style-name="T1">00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17.403cm" svg:y="29.928cm">
          <text:p text:style-name="P1"><text:span text:style-name="T1">100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19.801cm" svg:y="29.925cm">
          <text:p text:style-name="P1"><text:span text:style-name="T1">10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1.701cm" svg:y1="28.475cm" svg:x2="20.951cm" svg:y2="29.725cm">
          <text:p/>
        </draw:line>
        <draw:line draw:style-name="gr5" draw:text-style-name="P5" draw:layer="layout" svg:x1="17.551cm" svg:y1="28.475cm" svg:x2="18.201cm" svg:y2="29.725cm">
          <text:p/>
        </draw:line>
        <draw:line draw:style-name="gr6" draw:text-style-name="P5" draw:layer="layout" svg:x1="22.451cm" svg:y1="28.475cm" svg:x2="23.451cm" svg:y2="29.725cm">
          <text:p/>
        </draw:line>
        <draw:line draw:style-name="gr7" draw:text-style-name="P5" draw:layer="layout" svg:x1="16.75cm" svg:y1="28.474cm" svg:x2="15.75cm" svg:y2="29.774cm">
          <text:p/>
        </draw:line>
        <draw:custom-shape draw:style-name="gr1" draw:text-style-name="P2" draw:layer="layout" svg:width="2cm" svg:height="0.75cm" svg:x="25.4cm" svg:y="27.625cm">
          <text:p text:style-name="P1"><text:span text:style-name="T1">001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30.002cm" svg:y="27.625cm">
          <text:p text:style-name="P1"><text:span text:style-name="T1">001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cm" svg:height="0.75cm" svg:x="23.25cm" svg:y="29.874cm">
          <text:p text:style-name="P7"><text:span text:style-name="T2">0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26.403cm" svg:y="29.928cm">
          <text:p text:style-name="P1"><text:span text:style-name="T1">101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28.801cm" svg:y="29.925cm">
          <text:p text:style-name="P1"><text:span text:style-name="T1">1010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0.701cm" svg:y1="28.475cm" svg:x2="29.951cm" svg:y2="29.725cm">
          <text:p/>
        </draw:line>
        <draw:line draw:style-name="gr5" draw:text-style-name="P5" draw:layer="layout" svg:x1="26.551cm" svg:y1="28.475cm" svg:x2="27.201cm" svg:y2="29.725cm">
          <text:p/>
        </draw:line>
        <draw:line draw:style-name="gr6" draw:text-style-name="P5" draw:layer="layout" svg:x1="31.351cm" svg:y1="28.475cm" svg:x2="32.45cm" svg:y2="29.874cm">
          <text:p/>
        </draw:line>
        <draw:line draw:style-name="gr7" draw:text-style-name="P5" draw:layer="layout" svg:x1="25.826cm" svg:y1="28.475cm" svg:x2="25.076cm" svg:y2="29.725cm">
          <text:p/>
        </draw:line>
        <draw:custom-shape draw:style-name="gr1" draw:text-style-name="P2" draw:layer="layout" svg:width="2cm" svg:height="0.75cm" svg:x="34.401cm" svg:y="27.626cm">
          <text:p text:style-name="P1"><text:span text:style-name="T1">001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39.1cm" svg:y="27.624cm">
          <text:p text:style-name="P1"><text:span text:style-name="T1">00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35.404cm" svg:y="29.929cm">
          <text:p text:style-name="P1"><text:span text:style-name="T1">101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37.802cm" svg:y="29.926cm">
          <text:p text:style-name="P1"><text:span text:style-name="T1">10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9.702cm" svg:y1="28.476cm" svg:x2="38.952cm" svg:y2="29.726cm">
          <text:p/>
        </draw:line>
        <draw:line draw:style-name="gr5" draw:text-style-name="P5" draw:layer="layout" svg:x1="35.552cm" svg:y1="28.476cm" svg:x2="36.202cm" svg:y2="29.726cm">
          <text:p/>
        </draw:line>
        <draw:line draw:style-name="gr6" draw:text-style-name="P5" draw:layer="layout" svg:x1="40.65cm" svg:y1="28.374cm" svg:x2="41.452cm" svg:y2="29.826cm">
          <text:p/>
        </draw:line>
        <draw:line draw:style-name="gr7" draw:text-style-name="P5" draw:layer="layout" svg:x1="35.127cm" svg:y1="28.476cm" svg:x2="34.25cm" svg:y2="29.874cm">
          <text:p/>
        </draw:line>
        <draw:custom-shape draw:style-name="gr1" draw:text-style-name="P2" draw:layer="layout" svg:width="2cm" svg:height="0.75cm" svg:x="43.6cm" svg:y="27.625cm">
          <text:p text:style-name="P1"><text:span text:style-name="T1">010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48.202cm" svg:y="27.625cm">
          <text:p text:style-name="P1"><text:span text:style-name="T1">010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cm" svg:height="0.75cm" svg:x="41.301cm" svg:y="29.925cm">
          <text:p text:style-name="P7"><text:span text:style-name="T2">0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44.603cm" svg:y="29.928cm">
          <text:p text:style-name="P1"><text:span text:style-name="T1">110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47.001cm" svg:y="29.925cm">
          <text:p text:style-name="P1"><text:span text:style-name="T1">110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8.901cm" svg:y1="28.475cm" svg:x2="48.151cm" svg:y2="29.725cm">
          <text:p/>
        </draw:line>
        <draw:line draw:style-name="gr5" draw:text-style-name="P5" draw:layer="layout" svg:x1="44.751cm" svg:y1="28.475cm" svg:x2="45.401cm" svg:y2="29.725cm">
          <text:p/>
        </draw:line>
        <draw:line draw:style-name="gr6" draw:text-style-name="P5" draw:layer="layout" svg:x1="49.9cm" svg:y1="28.474cm" svg:x2="50.7cm" svg:y2="29.824cm">
          <text:p/>
        </draw:line>
        <draw:line draw:style-name="gr7" draw:text-style-name="P5" draw:layer="layout" svg:x1="43.926cm" svg:y1="28.475cm" svg:x2="43.176cm" svg:y2="29.725cm">
          <text:p/>
        </draw:line>
        <draw:custom-shape draw:style-name="gr1" draw:text-style-name="P2" draw:layer="layout" svg:width="2cm" svg:height="0.75cm" svg:x="52.701cm" svg:y="27.626cm">
          <text:p text:style-name="P1"><text:span text:style-name="T1">010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57.303cm" svg:y="27.626cm">
          <text:p text:style-name="P1"><text:span text:style-name="T1">01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53.704cm" svg:y="29.929cm">
          <text:p text:style-name="P1"><text:span text:style-name="T1">110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56.102cm" svg:y="29.926cm">
          <text:p text:style-name="P1"><text:span text:style-name="T1">11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cm" svg:height="0.75cm" svg:x="59.503cm" svg:y="29.927cm">
          <text:p text:style-name="P1"><text:span text:style-name="T1">01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58.002cm" svg:y1="28.476cm" svg:x2="57.252cm" svg:y2="29.726cm">
          <text:p/>
        </draw:line>
        <draw:line draw:style-name="gr5" draw:text-style-name="P5" draw:layer="layout" svg:x1="53.852cm" svg:y1="28.476cm" svg:x2="54.502cm" svg:y2="29.726cm">
          <text:p/>
        </draw:line>
        <draw:line draw:style-name="gr6" draw:text-style-name="P5" draw:layer="layout" svg:x1="59cm" svg:y1="28.474cm" svg:x2="59.752cm" svg:y2="29.926cm">
          <text:p/>
        </draw:line>
        <draw:line draw:style-name="gr7" draw:text-style-name="P5" draw:layer="layout" svg:x1="53.25cm" svg:y1="28.374cm" svg:x2="52.277cm" svg:y2="29.826cm">
          <text:p/>
        </draw:line>
        <draw:custom-shape draw:style-name="gr1" draw:text-style-name="P2" draw:layer="layout" svg:width="2cm" svg:height="0.75cm" svg:x="61.701cm" svg:y="27.626cm">
          <text:p text:style-name="P1"><text:span text:style-name="T1">011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66.303cm" svg:y="27.626cm">
          <text:p text:style-name="P1"><text:span text:style-name="T1">011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62.704cm" svg:y="29.929cm">
          <text:p text:style-name="P1"><text:span text:style-name="T1">111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65.102cm" svg:y="29.926cm">
          <text:p text:style-name="P1"><text:span text:style-name="T1">111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7.002cm" svg:y1="28.476cm" svg:x2="66.252cm" svg:y2="29.726cm">
          <text:p/>
        </draw:line>
        <draw:line draw:style-name="gr5" draw:text-style-name="P5" draw:layer="layout" svg:x1="62.852cm" svg:y1="28.476cm" svg:x2="63.502cm" svg:y2="29.726cm">
          <text:p/>
        </draw:line>
        <draw:line draw:style-name="gr6" draw:text-style-name="P5" draw:layer="layout" svg:x1="68.052cm" svg:y1="28.576cm" svg:x2="69.052cm" svg:y2="29.826cm">
          <text:p/>
        </draw:line>
        <draw:line draw:style-name="gr7" draw:text-style-name="P5" draw:layer="layout" svg:x1="62.15cm" svg:y1="28.474cm" svg:x2="61.277cm" svg:y2="29.926cm">
          <text:p/>
        </draw:line>
        <draw:custom-shape draw:style-name="gr1" draw:text-style-name="P2" draw:layer="layout" svg:width="2cm" svg:height="0.75cm" svg:x="70.702cm" svg:y="27.627cm">
          <text:p text:style-name="P1"><text:span text:style-name="T1">011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75.304cm" svg:y="27.627cm">
          <text:p text:style-name="P1"><text:span text:style-name="T1">01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71.705cm" svg:y="29.93cm">
          <text:p text:style-name="P1"><text:span text:style-name="T1">111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2cm" svg:height="0.75cm" svg:x="74.103cm" svg:y="29.927cm">
          <text:p text:style-name="P11"><text:span text:style-name="T1">11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76.003cm" svg:y1="28.477cm" svg:x2="75.253cm" svg:y2="29.727cm">
          <text:p/>
        </draw:line>
        <draw:line draw:style-name="gr5" draw:text-style-name="P5" draw:layer="layout" svg:x1="71.853cm" svg:y1="28.477cm" svg:x2="72.503cm" svg:y2="29.727cm">
          <text:p/>
        </draw:line>
        <draw:line draw:style-name="gr6" draw:text-style-name="P5" draw:layer="layout" svg:x1="76.453cm" svg:y1="28.477cm" svg:x2="77.453cm" svg:y2="29.727cm">
          <text:p/>
        </draw:line>
        <draw:line draw:style-name="gr7" draw:text-style-name="P5" draw:layer="layout" svg:x1="71.228cm" svg:y1="28.477cm" svg:x2="70.25cm" svg:y2="29.874cm">
          <text:p/>
        </draw:line>
        <draw:line draw:style-name="gr14" draw:text-style-name="P6" draw:layer="layout" svg:x1="14.5cm" svg:y1="22.324cm" svg:x2="11.15cm" svg:y2="25.124cm">
          <text:p/>
        </draw:line>
        <draw:line draw:style-name="gr15" draw:text-style-name="P6" draw:layer="layout" svg:x1="15.75cm" svg:y1="22.274cm" svg:x2="19.4cm" svg:y2="25.124cm">
          <text:p/>
        </draw:line>
        <draw:line draw:style-name="gr16" draw:text-style-name="P5" draw:layer="layout" svg:x1="11.75cm" svg:y1="25.474cm" svg:x2="14.15cm" svg:y2="25.124cm">
          <text:p/>
        </draw:line>
        <draw:line draw:style-name="gr17" draw:text-style-name="P5" draw:layer="layout" svg:x1="18.65cm" svg:y1="25.624cm" svg:x2="16.15cm" svg:y2="26.374cm">
          <text:p/>
        </draw:line>
        <draw:line draw:style-name="gr18" draw:text-style-name="P5" draw:layer="layout" svg:x1="15.15cm" svg:y1="22.324cm" svg:x2="15.15cm" svg:y2="23.324cm">
          <text:p/>
        </draw:line>
        <draw:custom-shape draw:style-name="gr2" draw:text-style-name="P3" draw:layer="layout" svg:width="2cm" svg:height="0.75cm" svg:x="14.152cm" svg:y="23.326cm">
          <text:p text:style-name="P1"><text:span text:style-name="T1">10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14.15cm" svg:y="24.674cm">
          <text:p text:style-name="P1"><text:span text:style-name="T1">100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14.154cm" svg:y="26.028cm">
          <text:p text:style-name="P1"><text:span text:style-name="T1">100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18.75cm" svg:y="25.224cm">
          <text:p text:style-name="P1"><text:span text:style-name="T1">000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9.05cm" svg:y1="26.074cm" svg:x2="17.3cm" svg:y2="27.574cm">
          <text:p/>
        </draw:line>
        <draw:line draw:style-name="gr9" draw:text-style-name="P6" draw:layer="layout" svg:x1="20.35cm" svg:y1="26.074cm" svg:x2="22.1cm" svg:y2="27.574cm">
          <text:p/>
        </draw:line>
        <draw:custom-shape draw:style-name="gr1" draw:text-style-name="P2" draw:layer="layout" svg:width="2cm" svg:height="0.75cm" svg:x="27.851cm" svg:y="25.225cm">
          <text:p text:style-name="P1"><text:span text:style-name="T1">0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8.151cm" svg:y1="26.075cm" svg:x2="26.401cm" svg:y2="27.575cm">
          <text:p/>
        </draw:line>
        <draw:line draw:style-name="gr9" draw:text-style-name="P6" draw:layer="layout" svg:x1="29.451cm" svg:y1="26.075cm" svg:x2="31.201cm" svg:y2="27.575cm">
          <text:p/>
        </draw:line>
        <draw:custom-shape draw:style-name="gr1" draw:text-style-name="P2" draw:layer="layout" svg:width="2cm" svg:height="0.75cm" svg:x="27.85cm" svg:y="25.224cm">
          <text:p text:style-name="P1"><text:span text:style-name="T1">001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8.15cm" svg:y1="26.074cm" svg:x2="26.4cm" svg:y2="27.574cm">
          <text:p/>
        </draw:line>
        <draw:line draw:style-name="gr9" draw:text-style-name="P6" draw:layer="layout" svg:x1="29.45cm" svg:y1="26.074cm" svg:x2="31.2cm" svg:y2="27.574cm">
          <text:p/>
        </draw:line>
        <draw:custom-shape draw:style-name="gr1" draw:text-style-name="P2" draw:layer="layout" svg:width="2cm" svg:height="0.75cm" svg:x="36.951cm" svg:y="25.225cm">
          <text:p text:style-name="P1"><text:span text:style-name="T1">001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37.251cm" svg:y1="26.075cm" svg:x2="35.501cm" svg:y2="27.575cm">
          <text:p/>
        </draw:line>
        <draw:line draw:style-name="gr9" draw:text-style-name="P6" draw:layer="layout" svg:x1="38.551cm" svg:y1="26.075cm" svg:x2="40.301cm" svg:y2="27.575cm">
          <text:p/>
        </draw:line>
        <draw:custom-shape draw:style-name="gr19" draw:text-style-name="P14" draw:layer="layout" svg:width="2cm" svg:height="0.75cm" svg:x="32.351cm" svg:y="21.449cm">
          <text:p text:style-name="P13"><text:span text:style-name="T3">001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32.7cm" svg:y1="22.324cm" svg:x2="29.35cm" svg:y2="25.124cm">
          <text:p/>
        </draw:line>
        <draw:line draw:style-name="gr15" draw:text-style-name="P6" draw:layer="layout" svg:x1="33.95cm" svg:y1="22.274cm" svg:x2="37.6cm" svg:y2="25.124cm">
          <text:p/>
        </draw:line>
        <draw:line draw:style-name="gr16" draw:text-style-name="P5" draw:layer="layout" svg:x1="29.95cm" svg:y1="25.474cm" svg:x2="32.35cm" svg:y2="25.124cm">
          <text:p/>
        </draw:line>
        <draw:line draw:style-name="gr17" draw:text-style-name="P5" draw:layer="layout" svg:x1="36.85cm" svg:y1="25.624cm" svg:x2="34.35cm" svg:y2="26.374cm">
          <text:p/>
        </draw:line>
        <draw:line draw:style-name="gr18" draw:text-style-name="P5" draw:layer="layout" svg:x1="33.35cm" svg:y1="22.324cm" svg:x2="33.35cm" svg:y2="23.324cm">
          <text:p/>
        </draw:line>
        <draw:custom-shape draw:style-name="gr2" draw:text-style-name="P3" draw:layer="layout" svg:width="2cm" svg:height="0.75cm" svg:x="32.352cm" svg:y="23.326cm">
          <text:p text:style-name="P1"><text:span text:style-name="T1">101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32.35cm" svg:y="24.674cm">
          <text:p text:style-name="P1"><text:span text:style-name="T1">101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32.354cm" svg:y="26.028cm">
          <text:p text:style-name="P1"><text:span text:style-name="T1">101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64.4cm" svg:y1="26.023cm" svg:x2="62.65cm" svg:y2="27.523cm">
          <text:p/>
        </draw:line>
        <draw:line draw:style-name="gr9" draw:text-style-name="P6" draw:layer="layout" svg:x1="65.7cm" svg:y1="26.023cm" svg:x2="67.45cm" svg:y2="27.523cm">
          <text:p/>
        </draw:line>
        <draw:line draw:style-name="gr8" draw:text-style-name="P6" draw:layer="layout" svg:x1="73.501cm" svg:y1="26.024cm" svg:x2="71.751cm" svg:y2="27.524cm">
          <text:p/>
        </draw:line>
        <draw:line draw:style-name="gr9" draw:text-style-name="P6" draw:layer="layout" svg:x1="74.801cm" svg:y1="26.024cm" svg:x2="76.551cm" svg:y2="27.524cm">
          <text:p/>
        </draw:line>
        <draw:line draw:style-name="gr8" draw:text-style-name="P6" draw:layer="layout" svg:x1="46.25cm" svg:y1="25.974cm" svg:x2="44.5cm" svg:y2="27.474cm">
          <text:p/>
        </draw:line>
        <draw:line draw:style-name="gr9" draw:text-style-name="P6" draw:layer="layout" svg:x1="47.55cm" svg:y1="25.974cm" svg:x2="49.3cm" svg:y2="27.474cm">
          <text:p/>
        </draw:line>
        <draw:line draw:style-name="gr8" draw:text-style-name="P6" draw:layer="layout" svg:x1="55.35cm" svg:y1="25.974cm" svg:x2="53.6cm" svg:y2="27.474cm">
          <text:p/>
        </draw:line>
        <draw:line draw:style-name="gr9" draw:text-style-name="P6" draw:layer="layout" svg:x1="56.65cm" svg:y1="25.974cm" svg:x2="58.4cm" svg:y2="27.474cm">
          <text:p/>
        </draw:line>
        <draw:line draw:style-name="gr20" draw:text-style-name="P5" draw:layer="layout" svg:x1="23.15cm" svg:y1="18.374cm" svg:x2="15.9cm" svg:y2="21.374cm">
          <text:p/>
        </draw:line>
        <draw:line draw:style-name="gr21" draw:text-style-name="P5" draw:layer="layout" svg:x1="25.15cm" svg:y1="18.374cm" svg:x2="33.1cm" svg:y2="21.375cm">
          <text:p/>
        </draw:line>
        <draw:line draw:style-name="gr22" draw:text-style-name="P5" draw:layer="layout" svg:x1="24.15cm" svg:y1="18.374cm" svg:x2="24.15cm" svg:y2="21.374cm">
          <text:p/>
        </draw:line>
        <draw:custom-shape draw:style-name="gr23" draw:text-style-name="P15" draw:layer="layout" svg:width="2cm" svg:height="0.75cm" svg:x="23.15cm" svg:y="21.449cm">
          <text:p text:style-name="P1"><text:span text:style-name="T1">1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45.9cm" svg:y="25.174cm">
          <text:p text:style-name="P1"><text:span text:style-name="T1">010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55.001cm" svg:y="25.175cm">
          <text:p text:style-name="P1"><text:span text:style-name="T1">0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2cm" svg:height="0.75cm" svg:x="50.401cm" svg:y="21.399cm">
          <text:p text:style-name="P7"><text:span text:style-name="T2">01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50.75cm" svg:y1="22.274cm" svg:x2="47.4cm" svg:y2="25.074cm">
          <text:p/>
        </draw:line>
        <draw:line draw:style-name="gr15" draw:text-style-name="P6" draw:layer="layout" svg:x1="52cm" svg:y1="22.224cm" svg:x2="55.65cm" svg:y2="25.074cm">
          <text:p/>
        </draw:line>
        <draw:line draw:style-name="gr16" draw:text-style-name="P5" draw:layer="layout" svg:x1="48cm" svg:y1="25.424cm" svg:x2="50.4cm" svg:y2="25.074cm">
          <text:p/>
        </draw:line>
        <draw:line draw:style-name="gr17" draw:text-style-name="P5" draw:layer="layout" svg:x1="54.9cm" svg:y1="25.574cm" svg:x2="52.4cm" svg:y2="26.324cm">
          <text:p/>
        </draw:line>
        <draw:line draw:style-name="gr18" draw:text-style-name="P5" draw:layer="layout" svg:x1="51.4cm" svg:y1="22.274cm" svg:x2="51.4cm" svg:y2="23.274cm">
          <text:p/>
        </draw:line>
        <draw:custom-shape draw:style-name="gr2" draw:text-style-name="P3" draw:layer="layout" svg:width="2cm" svg:height="0.75cm" svg:x="50.402cm" svg:y="23.276cm">
          <text:p text:style-name="P1"><text:span text:style-name="T1">11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50.4cm" svg:y="24.624cm">
          <text:p text:style-name="P1"><text:span text:style-name="T1">110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50.404cm" svg:y="25.978cm">
          <text:p text:style-name="P1"><text:span text:style-name="T1">110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55cm" svg:y="25.174cm">
          <text:p text:style-name="P1"><text:span text:style-name="T1">010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64.101cm" svg:y="25.175cm">
          <text:p text:style-name="P1"><text:span text:style-name="T1">0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64.1cm" svg:y="25.174cm">
          <text:p text:style-name="P1"><text:span text:style-name="T1">011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75cm" svg:x="73.201cm" svg:y="25.175cm">
          <text:p text:style-name="P1"><text:span text:style-name="T1">011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2cm" svg:height="0.75cm" svg:x="68.601cm" svg:y="21.399cm">
          <text:p text:style-name="P1"><text:span text:style-name="T1">011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68.95cm" svg:y1="22.274cm" svg:x2="65.6cm" svg:y2="25.074cm">
          <text:p/>
        </draw:line>
        <draw:line draw:style-name="gr15" draw:text-style-name="P6" draw:layer="layout" svg:x1="70.2cm" svg:y1="22.224cm" svg:x2="73.85cm" svg:y2="25.074cm">
          <text:p/>
        </draw:line>
        <draw:line draw:style-name="gr16" draw:text-style-name="P5" draw:layer="layout" svg:x1="66.2cm" svg:y1="25.424cm" svg:x2="68.6cm" svg:y2="25.074cm">
          <text:p/>
        </draw:line>
        <draw:line draw:style-name="gr17" draw:text-style-name="P5" draw:layer="layout" svg:x1="73.1cm" svg:y1="25.574cm" svg:x2="70.6cm" svg:y2="26.324cm">
          <text:p/>
        </draw:line>
        <draw:line draw:style-name="gr18" draw:text-style-name="P5" draw:layer="layout" svg:x1="69.6cm" svg:y1="22.274cm" svg:x2="69.6cm" svg:y2="23.274cm">
          <text:p/>
        </draw:line>
        <draw:custom-shape draw:style-name="gr2" draw:text-style-name="P3" draw:layer="layout" svg:width="2cm" svg:height="0.75cm" svg:x="68.602cm" svg:y="23.276cm">
          <text:p text:style-name="P1"><text:span text:style-name="T1">111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68.6cm" svg:y="24.624cm">
          <text:p text:style-name="P1"><text:span text:style-name="T1">111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75cm" svg:x="68.604cm" svg:y="25.978cm">
          <text:p text:style-name="P1"><text:span text:style-name="T1">1111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59.4cm" svg:y1="18.324cm" svg:x2="52.15cm" svg:y2="21.324cm">
          <text:p/>
        </draw:line>
        <draw:line draw:style-name="gr21" draw:text-style-name="P5" draw:layer="layout" svg:x1="61.4cm" svg:y1="18.324cm" svg:x2="69.35cm" svg:y2="21.325cm">
          <text:p/>
        </draw:line>
        <draw:line draw:style-name="gr22" draw:text-style-name="P5" draw:layer="layout" svg:x1="60.4cm" svg:y1="18.324cm" svg:x2="60.4cm" svg:y2="21.324cm">
          <text:p/>
        </draw:line>
        <draw:custom-shape draw:style-name="gr23" draw:text-style-name="P15" draw:layer="layout" svg:width="2cm" svg:height="0.75cm" svg:x="59.4cm" svg:y="21.399cm">
          <text:p text:style-name="P1"><text:span text:style-name="T1">11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cm" svg:height="0.75cm" svg:x="41.75cm" svg:y="10.524cm">
          <text:p text:style-name="P7"><text:span text:style-name="T2">0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5" draw:layer="layout" svg:x1="41.65cm" svg:y1="11.124cm" svg:x2="24.9cm" svg:y2="17.374cm">
          <text:p/>
        </draw:line>
        <draw:line draw:style-name="gr28" draw:text-style-name="P5" draw:layer="layout" svg:x1="43.9cm" svg:y1="11.124cm" svg:x2="60.15cm" svg:y2="17.374cm">
          <text:p/>
        </draw:line>
        <draw:line draw:style-name="gr29" draw:text-style-name="P5" draw:layer="layout" svg:x1="42.7cm" svg:y1="11.374cm" svg:x2="42.65cm" svg:y2="17.374cm">
          <text:p/>
        </draw:line>
        <draw:custom-shape draw:style-name="gr2" draw:text-style-name="P3" draw:layer="layout" svg:width="2cm" svg:height="0.75cm" svg:x="41.751cm" svg:y="17.524cm">
          <text:p text:style-name="P1"><text:span text:style-name="T1">11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5" draw:layer="layout" svg:x1="6.65cm" svg:y1="29.874cm" svg:x2="7.65cm" svg:y2="28.374cm">
          <text:p/>
        </draw:line>
        <draw:custom-shape draw:style-name="gr2" draw:text-style-name="P3" draw:layer="layout" svg:width="2cm" svg:height="0.75cm" svg:x="2.901cm" svg:y="29.925cm">
          <text:p text:style-name="P1"><text:span text:style-name="T1">1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5" draw:layer="layout" svg:x1="6cm" svg:y1="30.374cm" svg:x2="5cm" svg:y2="30.374cm">
          <text:p/>
        </draw:line>
        <draw:line draw:style-name="gr32" draw:text-style-name="P5" draw:layer="layout" svg:x1="6.25cm" svg:y1="29.874cm" svg:x2="5cm" svg:y2="28.874cm">
          <text:p/>
        </draw:line>
        <draw:custom-shape draw:style-name="gr26" draw:text-style-name="P18" draw:layer="layout" svg:width="2cm" svg:height="0.75cm" svg:x="2.901cm" svg:y="28.225cm">
          <text:p text:style-name="P7"><text:span text:style-name="T2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cm" svg:height="0.75cm" svg:x="76.5cm" svg:y="29.874cm">
          <text:p text:style-name="P7"><text:span text:style-name="T2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cm" svg:height="0.75cm" svg:x="14.102cm" svg:y="21.426cm">
          <text:p text:style-name="P1"><text:span text:style-name="T1">00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cm" svg:height="0.75cm" svg:x="23.1cm" svg:y="17.474cm">
          <text:p text:style-name="P7"><text:span text:style-name="T2">0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cm" svg:height="0.75cm" svg:x="32.25cm" svg:y="29.924cm">
          <text:p text:style-name="P13"><text:span text:style-name="T3">001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2cm" svg:height="0.75cm" svg:x="50.5cm" svg:y="29.874cm">
          <text:p text:style-name="P7"><text:span text:style-name="T2">01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cm" svg:height="0.75cm" svg:x="59.4cm" svg:y="17.474cm">
          <text:p text:style-name="P1"><text:span text:style-name="T1">01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2cm" svg:height="0.75cm" svg:x="68.602cm" svg:y="30cm">
          <text:p text:style-name="P1"><text:span text:style-name="T1">011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13.25cm" svg:y1="27.5cm" svg:x2="11.5cm" svg:y2="26cm">
          <text:p/>
        </draw:line>
        <draw:line draw:style-name="gr34" draw:text-style-name="P6" draw:layer="layout" svg:x1="7.95cm" svg:y1="27.5cm" svg:x2="9.7cm" svg:y2="26cm">
          <text:p/>
        </draw:line>
        <draw:line draw:style-name="gr34" draw:text-style-name="P6" draw:layer="layout" svg:x1="17cm" svg:y1="27.5cm" svg:x2="18.75cm" svg:y2="26cm">
          <text:p/>
        </draw:line>
        <draw:line draw:style-name="gr33" draw:text-style-name="P6" draw:layer="layout" svg:x1="22.5cm" svg:y1="27.5cm" svg:x2="20.75cm" svg:y2="26cm">
          <text:p/>
        </draw:line>
        <draw:line draw:style-name="gr34" draw:text-style-name="P6" draw:layer="layout" svg:x1="26cm" svg:y1="27.5cm" svg:x2="27.75cm" svg:y2="26cm">
          <text:p/>
        </draw:line>
        <draw:line draw:style-name="gr33" draw:text-style-name="P6" draw:layer="layout" svg:x1="31.5cm" svg:y1="27.5cm" svg:x2="29.75cm" svg:y2="26cm">
          <text:p/>
        </draw:line>
        <draw:line draw:style-name="gr34" draw:text-style-name="P6" draw:layer="layout" svg:x1="35.1cm" svg:y1="27.55cm" svg:x2="36.85cm" svg:y2="26.05cm">
          <text:p/>
        </draw:line>
        <draw:line draw:style-name="gr33" draw:text-style-name="P6" draw:layer="layout" svg:x1="40.6cm" svg:y1="27.55cm" svg:x2="38.85cm" svg:y2="26.05cm">
          <text:p/>
        </draw:line>
        <draw:line draw:style-name="gr34" draw:text-style-name="P6" draw:layer="layout" svg:x1="44.1cm" svg:y1="27.451cm" svg:x2="45.85cm" svg:y2="25.951cm">
          <text:p/>
        </draw:line>
        <draw:line draw:style-name="gr33" draw:text-style-name="P6" draw:layer="layout" svg:x1="49.6cm" svg:y1="27.451cm" svg:x2="47.85cm" svg:y2="25.951cm">
          <text:p/>
        </draw:line>
        <draw:line draw:style-name="gr34" draw:text-style-name="P6" draw:layer="layout" svg:x1="53.25cm" svg:y1="27.45cm" svg:x2="55cm" svg:y2="25.95cm">
          <text:p/>
        </draw:line>
        <draw:line draw:style-name="gr33" draw:text-style-name="P6" draw:layer="layout" svg:x1="58.75cm" svg:y1="27.45cm" svg:x2="57cm" svg:y2="25.95cm">
          <text:p/>
        </draw:line>
        <draw:line draw:style-name="gr34" draw:text-style-name="P6" draw:layer="layout" svg:x1="62.35cm" svg:y1="27.451cm" svg:x2="64.1cm" svg:y2="25.951cm">
          <text:p/>
        </draw:line>
        <draw:line draw:style-name="gr33" draw:text-style-name="P6" draw:layer="layout" svg:x1="67.85cm" svg:y1="27.451cm" svg:x2="66.1cm" svg:y2="25.951cm">
          <text:p/>
        </draw:line>
        <draw:line draw:style-name="gr34" draw:text-style-name="P6" draw:layer="layout" svg:x1="71.35cm" svg:y1="27.452cm" svg:x2="73.1cm" svg:y2="25.952cm">
          <text:p/>
        </draw:line>
        <draw:line draw:style-name="gr33" draw:text-style-name="P6" draw:layer="layout" svg:x1="76.85cm" svg:y1="27.452cm" svg:x2="75.1cm" svg:y2="25.9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2" draw:display-name="Gradient 12" draw:style="rectangular" draw:cx="50%" draw:cy="50%" draw:start-color="#ff860d" draw:end-color="#ffff00" draw:start-intensity="100%" draw:end-intensity="100%" draw:angle="30deg" draw:border="0%">
      <loext:gradient-stop svg:offset="0" loext:color-type="rgb" loext:color-value="#ff860d"/>
      <loext:gradient-stop svg:offset="1" loext:color-type="rgb" loext:color-value="#ffff00"/>
    </draw:gradient>
    <draw:gradient draw:name="Gradient_20_28" draw:display-name="Gradient 28" draw:style="rectangular" draw:cx="50%" draw:cy="50%" draw:start-color="#729fcf" draw:end-color="#383d3c" draw:start-intensity="100%" draw:end-intensity="100%" draw:angle="30deg" draw:border="0%">
      <loext:gradient-stop svg:offset="0" loext:color-type="rgb" loext:color-value="#729fcf"/>
      <loext:gradient-stop svg:offset="1" loext:color-type="rgb" loext:color-value="#383d3c"/>
    </draw:gradient>
    <draw:gradient draw:name="Gradient_20_37" draw:display-name="Gradient 37" draw:style="rectangular" draw:cx="50%" draw:cy="50%" draw:start-color="#a1467e" draw:end-color="#ffd7d7" draw:start-intensity="100%" draw:end-intensity="100%" draw:angle="0deg" draw:border="0%">
      <loext:gradient-stop svg:offset="0" loext:color-type="rgb" loext:color-value="#a1467e"/>
      <loext:gradient-stop svg:offset="1" loext:color-type="rgb" loext:color-value="#ffd7d7"/>
    </draw:gradient>
    <draw:gradient draw:name="Gradient_20_43" draw:display-name="Gradient 43" draw:style="rectangular" draw:cx="50%" draw:cy="50%" draw:start-color="#3465a4" draw:end-color="#000000" draw:start-intensity="100%" draw:end-intensity="100%" draw:angle="90deg" draw:border="0%">
      <loext:gradient-stop svg:offset="0" loext:color-type="rgb" loext:color-value="#3465a4"/>
      <loext:gradient-stop svg:offset="1" loext:color-type="rgb" loext:color-value="#000000"/>
    </draw:gradient>
    <draw:gradient draw:name="Gradient_20_55" draw:display-name="Gradient 55" draw:style="square" draw:cx="50%" draw:cy="50%" draw:start-color="#ff860d" draw:end-color="#ffff00" draw:start-intensity="100%" draw:end-intensity="100%" draw:angle="90deg" draw:border="0%">
      <loext:gradient-stop svg:offset="0" loext:color-type="rgb" loext:color-value="#ff860d"/>
      <loext:gradient-stop svg:offset="1" loext:color-type="rgb" loext:color-value="#ffff00"/>
    </draw:gradient>
    <draw:gradient draw:name="Gradient_20_6" draw:display-name="Gradient 6" draw:style="rectangular" draw:cx="50%" draw:cy="50%" draw:start-color="#6b5e9b" draw:end-color="#ffffd7" draw:start-intensity="100%" draw:end-intensity="100%" draw:angle="30deg" draw:border="0%">
      <loext:gradient-stop svg:offset="0" loext:color-type="rgb" loext:color-value="#6b5e9b"/>
      <loext:gradient-stop svg:offset="1" loext:color-type="rgb" loext:color-value="#ffff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58:07.357032093</meta:creation-date>
    <dc:date>2025-05-20T19:02:13.709722592</dc:date>
    <meta:editing-duration>PT1H23M14S</meta:editing-duration>
    <meta:editing-cycles>20</meta:editing-cycles>
    <meta:generator>LibreOffice/24.2.7.2$Linux_X86_64 LibreOffice_project/420$Build-2</meta:generator>
    <meta:document-statistic meta:object-count="175"/>
  </office:meta>
</office:document-meta>
</file>